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036833" officeooo:paragraph-rsid="00036833"/>
    </style:style>
    <style:style style:name="P2" style:family="paragraph" style:parent-style-name="Standard">
      <style:text-properties style:font-name="Abyssinica SIL" officeooo:rsid="00036833" officeooo:paragraph-rsid="000f05a7"/>
    </style:style>
    <style:style style:name="P3" style:family="paragraph" style:parent-style-name="Standard">
      <style:text-properties style:font-name="Abyssinica SIL" officeooo:rsid="00036833" officeooo:paragraph-rsid="000c107d"/>
    </style:style>
    <style:style style:name="P4" style:family="paragraph" style:parent-style-name="Standard">
      <style:text-properties style:font-name="Abyssinica SIL" officeooo:rsid="00036833" officeooo:paragraph-rsid="0004ab23"/>
    </style:style>
    <style:style style:name="P5" style:family="paragraph" style:parent-style-name="Standard">
      <style:text-properties style:font-name="Abyssinica SIL" style:text-underline-style="none" officeooo:rsid="00036833" officeooo:paragraph-rsid="00036833" fo:background-color="#ff6600"/>
    </style:style>
    <style:style style:name="P6" style:family="paragraph" style:parent-style-name="Standard">
      <style:text-properties style:font-name="Abyssinica SIL" officeooo:rsid="00036833" officeooo:paragraph-rsid="00036833" fo:background-color="#99ff66"/>
    </style:style>
    <style:style style:name="P7" style:family="paragraph" style:parent-style-name="Standard">
      <style:text-properties style:font-name="Abyssinica SIL" officeooo:rsid="00036833" officeooo:paragraph-rsid="0004ab23" fo:background-color="#99ff66"/>
    </style:style>
    <style:style style:name="P8" style:family="paragraph" style:parent-style-name="Standard">
      <style:text-properties style:font-name="Abyssinica SIL" officeooo:rsid="00036833" officeooo:paragraph-rsid="0008ffea" fo:background-color="#99ff66"/>
    </style:style>
    <style:style style:name="P9" style:family="paragraph" style:parent-style-name="Standard">
      <style:text-properties style:font-name="Abyssinica SIL" officeooo:rsid="00036833" officeooo:paragraph-rsid="0011e23b" fo:background-color="#99ff66"/>
    </style:style>
    <style:style style:name="P10" style:family="paragraph" style:parent-style-name="Standard">
      <style:text-properties style:font-name="Abyssinica SIL" officeooo:rsid="00036833" officeooo:paragraph-rsid="00127817" fo:background-color="#99ff66"/>
    </style:style>
    <style:style style:name="P11" style:family="paragraph" style:parent-style-name="Standard">
      <style:text-properties style:font-name="Abyssinica SIL" officeooo:rsid="00036833" officeooo:paragraph-rsid="0012b331" fo:background-color="#99ff66"/>
    </style:style>
    <style:style style:name="P12" style:family="paragraph" style:parent-style-name="Standard">
      <style:text-properties style:font-name="Abyssinica SIL" officeooo:rsid="00036833" officeooo:paragraph-rsid="0012ccdc" fo:background-color="#99ff66"/>
    </style:style>
    <style:style style:name="P13" style:family="paragraph" style:parent-style-name="Standard">
      <style:text-properties style:font-name="Abyssinica SIL" officeooo:rsid="00036833" officeooo:paragraph-rsid="0014ab65" fo:background-color="#99ff66"/>
    </style:style>
    <style:style style:name="P14" style:family="paragraph" style:parent-style-name="Standard">
      <style:text-properties style:font-name="Abyssinica SIL" officeooo:rsid="00036833" officeooo:paragraph-rsid="000c107d" fo:background-color="#99ff66"/>
    </style:style>
    <style:style style:name="P15" style:family="paragraph" style:parent-style-name="Standard">
      <style:text-properties style:font-name="Abyssinica SIL" officeooo:rsid="00036833" officeooo:paragraph-rsid="000c451f" fo:background-color="#99ff66"/>
    </style:style>
    <style:style style:name="P16" style:family="paragraph" style:parent-style-name="Standard">
      <style:text-properties style:font-name="Abyssinica SIL" officeooo:rsid="00036833" officeooo:paragraph-rsid="000d1010" fo:background-color="#99ff66"/>
    </style:style>
    <style:style style:name="P17" style:family="paragraph" style:parent-style-name="Standard">
      <style:text-properties style:font-name="Abyssinica SIL" officeooo:rsid="00036833" officeooo:paragraph-rsid="00057f6e" fo:background-color="#99ff66"/>
    </style:style>
    <style:style style:name="P18" style:family="paragraph" style:parent-style-name="Standard">
      <style:text-properties style:font-name="Abyssinica SIL" officeooo:rsid="0007683d" officeooo:paragraph-rsid="0007683d" fo:background-color="#99ff66"/>
    </style:style>
    <style:style style:name="P19" style:family="paragraph" style:parent-style-name="Standard">
      <style:text-properties style:font-name="Abyssinica SIL" officeooo:rsid="0007683d" officeooo:paragraph-rsid="00087e48" fo:background-color="#99ff66"/>
    </style:style>
    <style:style style:name="P20" style:family="paragraph" style:parent-style-name="Standard">
      <style:text-properties style:font-name="Abyssinica SIL" officeooo:rsid="0007683d" officeooo:paragraph-rsid="0008ffea" fo:background-color="#99ff66"/>
    </style:style>
    <style:style style:name="P21" style:family="paragraph" style:parent-style-name="Standard">
      <style:text-properties style:font-name="Abyssinica SIL" officeooo:rsid="0007683d" officeooo:paragraph-rsid="00090191" fo:background-color="#99ff66"/>
    </style:style>
    <style:style style:name="P22" style:family="paragraph" style:parent-style-name="Standard">
      <style:text-properties style:font-name="Abyssinica SIL" officeooo:rsid="0007683d" officeooo:paragraph-rsid="000a54ac" fo:background-color="#99ff66"/>
    </style:style>
    <style:style style:name="P23" style:family="paragraph" style:parent-style-name="Standard">
      <style:text-properties style:font-name="Abyssinica SIL" officeooo:rsid="0007683d" officeooo:paragraph-rsid="0011e23b" fo:background-color="#99ff66"/>
    </style:style>
    <style:style style:name="P24" style:family="paragraph" style:parent-style-name="Standard">
      <style:text-properties style:font-name="Abyssinica SIL" officeooo:rsid="0007683d" officeooo:paragraph-rsid="000c107d" fo:background-color="#99ff66"/>
    </style:style>
    <style:style style:name="P25" style:family="paragraph" style:parent-style-name="Standard">
      <style:text-properties style:font-name="Abyssinica SIL" officeooo:rsid="0007683d" officeooo:paragraph-rsid="00127817" fo:background-color="#99ff66"/>
    </style:style>
    <style:style style:name="P26" style:family="paragraph" style:parent-style-name="Standard">
      <style:text-properties style:font-name="Abyssinica SIL" officeooo:rsid="0007683d" officeooo:paragraph-rsid="0012b331" fo:background-color="#99ff66"/>
    </style:style>
    <style:style style:name="P27" style:family="paragraph" style:parent-style-name="Standard">
      <style:text-properties style:font-name="Abyssinica SIL" officeooo:rsid="0007683d" officeooo:paragraph-rsid="0012ccdc" fo:background-color="#99ff66"/>
    </style:style>
    <style:style style:name="P28" style:family="paragraph" style:parent-style-name="Standard">
      <style:text-properties style:font-name="Abyssinica SIL" officeooo:rsid="0007683d" officeooo:paragraph-rsid="0014ab65" fo:background-color="#99ff66"/>
    </style:style>
    <style:style style:name="P29" style:family="paragraph" style:parent-style-name="Standard">
      <style:text-properties style:font-name="Abyssinica SIL" officeooo:rsid="0007683d" officeooo:paragraph-rsid="000d1010" fo:background-color="#99ff66"/>
    </style:style>
    <style:style style:name="P30" style:family="paragraph" style:parent-style-name="Standard">
      <style:text-properties style:font-name="Abyssinica SIL" officeooo:rsid="0007683d" officeooo:paragraph-rsid="000c451f" fo:background-color="#99ff66"/>
    </style:style>
    <style:style style:name="P31" style:family="paragraph" style:parent-style-name="Standard">
      <style:text-properties style:font-name="Abyssinica SIL" officeooo:rsid="0007683d" officeooo:paragraph-rsid="000f05a7" fo:background-color="#99ff66"/>
    </style:style>
    <style:style style:name="P32" style:family="paragraph" style:parent-style-name="Standard">
      <style:text-properties style:font-name="Abyssinica SIL" officeooo:rsid="00152a68" officeooo:paragraph-rsid="00152a68" fo:background-color="#99ff66"/>
    </style:style>
    <style:style style:name="P33" style:family="paragraph" style:parent-style-name="Standard">
      <style:text-properties style:font-name="Abyssinica SIL" officeooo:rsid="00036833" officeooo:paragraph-rsid="00036833" fo:background-color="#ff6600"/>
    </style:style>
    <style:style style:name="P34" style:family="paragraph" style:parent-style-name="Standard">
      <style:text-properties style:font-name="Abyssinica SIL" officeooo:rsid="00036833" officeooo:paragraph-rsid="0004ab23" fo:background-color="#ff6600"/>
    </style:style>
    <style:style style:name="P35" style:family="paragraph" style:parent-style-name="Standard">
      <style:text-properties style:font-name="Abyssinica SIL" officeooo:rsid="00036833" officeooo:paragraph-rsid="00127817" fo:background-color="#ff6600"/>
    </style:style>
    <style:style style:name="P36" style:family="paragraph" style:parent-style-name="Standard">
      <style:text-properties style:font-name="Abyssinica SIL" officeooo:rsid="00036833" officeooo:paragraph-rsid="000c107d" fo:background-color="#ff6600"/>
    </style:style>
    <style:style style:name="P37" style:family="paragraph" style:parent-style-name="Standard">
      <style:paragraph-properties fo:text-align="center" style:justify-single-word="false"/>
      <style:text-properties style:font-name="Abyssinica SIL" officeooo:rsid="00036833" officeooo:paragraph-rsid="00036833" fo:background-color="#ff6600"/>
    </style:style>
    <style:style style:name="P38" style:family="paragraph" style:parent-style-name="Standard">
      <style:text-properties style:font-name="Abyssinica SIL" officeooo:rsid="00152a68" officeooo:paragraph-rsid="00152a68"/>
    </style:style>
    <style:style style:name="P39" style:family="paragraph" style:parent-style-name="Standard">
      <style:text-properties style:font-name="Abyssinica SIL" officeooo:rsid="00036833" officeooo:paragraph-rsid="00036833" fo:background-color="#ffffff"/>
    </style:style>
    <style:style style:name="P40" style:family="paragraph" style:parent-style-name="Standard">
      <style:text-properties style:font-name="Abyssinica SIL" officeooo:rsid="00036833" officeooo:paragraph-rsid="00036833"/>
    </style:style>
    <style:style style:name="P41" style:family="paragraph" style:parent-style-name="Standard">
      <style:text-properties style:font-name="Abyssinica SIL" officeooo:rsid="00036833" officeooo:paragraph-rsid="0016a1b5"/>
    </style:style>
    <style:style style:name="P42" style:family="paragraph" style:parent-style-name="Standard">
      <style:text-properties style:font-name="Abyssinica SIL" officeooo:rsid="00036833" officeooo:paragraph-rsid="0016a1b5" fo:background-color="#99ff66"/>
    </style:style>
    <style:style style:name="P43" style:family="paragraph" style:parent-style-name="Standard">
      <style:text-properties style:font-name="Abyssinica SIL" officeooo:rsid="0016a1b5" officeooo:paragraph-rsid="0016a1b5" fo:background-color="#99ff66"/>
    </style:style>
    <style:style style:name="T1" style:family="text">
      <style:text-properties officeooo:rsid="0004ab23"/>
    </style:style>
    <style:style style:name="T2" style:family="text">
      <style:text-properties fo:background-color="#99ff66" loext:char-shading-value="0"/>
    </style:style>
    <style:style style:name="T3" style:family="text">
      <style:text-properties officeooo:rsid="00127817" fo:background-color="#99ff66" loext:char-shading-value="0"/>
    </style:style>
    <style:style style:name="T4" style:family="text">
      <style:text-properties officeooo:rsid="0012ccdc" fo:background-color="#99ff66" loext:char-shading-value="0"/>
    </style:style>
    <style:style style:name="T5" style:family="text">
      <style:text-properties officeooo:rsid="00036833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12ccdc" fo:background-color="#ffffff" loext:char-shading-value="0"/>
    </style:style>
    <style:style style:name="T8" style:family="text">
      <style:text-properties officeooo:rsid="00087e48"/>
    </style:style>
    <style:style style:name="T9" style:family="text">
      <style:text-properties officeooo:rsid="0008ffea"/>
    </style:style>
    <style:style style:name="T10" style:family="text">
      <style:text-properties officeooo:rsid="00090191"/>
    </style:style>
    <style:style style:name="T11" style:family="text">
      <style:text-properties officeooo:rsid="000a54ac"/>
    </style:style>
    <style:style style:name="T12" style:family="text">
      <style:text-properties officeooo:rsid="000c107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d1010" fo:background-color="transparent" loext:char-shading-value="0"/>
    </style:style>
    <style:style style:name="T15" style:family="text">
      <style:text-properties officeooo:rsid="000d1010"/>
    </style:style>
    <style:style style:name="T16" style:family="text">
      <style:text-properties officeooo:rsid="000f05a7"/>
    </style:style>
    <style:style style:name="T17" style:family="text">
      <style:text-properties officeooo:rsid="0010941f"/>
    </style:style>
    <style:style style:name="T18" style:family="text">
      <style:text-properties officeooo:rsid="0011e23b"/>
    </style:style>
    <style:style style:name="T19" style:family="text">
      <style:text-properties officeooo:rsid="00127817"/>
    </style:style>
    <style:style style:name="T20" style:family="text">
      <style:text-properties officeooo:rsid="0012b331"/>
    </style:style>
    <style:style style:name="T21" style:family="text">
      <style:text-properties officeooo:rsid="0012ccdc"/>
    </style:style>
    <style:style style:name="T22" style:family="text">
      <style:text-properties officeooo:rsid="0014ab65"/>
    </style:style>
    <style:style style:name="T23" style:family="text">
      <style:text-properties officeooo:rsid="00152a68"/>
    </style:style>
    <style:style style:name="T2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52a68" style:font-size-asian="12pt" style:font-style-asian="normal" style:font-weight-asian="normal" style:font-size-complex="12pt" style:text-emphasize="none"/>
    </style:style>
    <style:style style:name="T25" style:family="text">
      <style:text-properties fo:font-size="12pt" officeooo:rsid="00152a68" style:font-size-asian="12pt" style:font-size-complex="12pt"/>
    </style:style>
    <style:style style:name="T26" style:family="text">
      <style:text-properties officeooo:rsid="0016a1b5"/>
    </style:style>
    <style:style style:name="T27" style:family="text">
      <style:text-properties officeooo:rsid="001885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s: <text:span text:style-name="T23">(26 options totally) </text:span></text:p>
      <text:p text:style-name="P1"/>
      <text:p text:style-name="P1">• ’h’ print help or summary of available options </text:p>
      <text:p text:style-name="P5">Usage: java -jar FROMP.jar ’input filepath’ ’output filepath’ h </text:p>
      <text:p text:style-name="P6">Usage: java -jar FROMP.jar h </text:p>
      <text:p text:style-name="P18"/>
      <text:p text:style-name="P1">• ’p’ for all pathway pictures of all samples (e.g if there are 5 samples and 150 pathways, it will </text:p>
      <text:p text:style-name="P1">generate 150x5 png images). </text:p>
      <text:p text:style-name="P1">Note: </text:p>
      <text:p text:style-name="P1">If the project contains a large amount of samples, exporting all the pathway pictures </text:p>
      <text:p text:style-name="P1">at once may cause a “java.lang.OutOfMemoryError: Java heap space” error. The error can be </text:p>
      <text:p text:style-name="P1">attempted to be solved by adding -Xmx option to -Xmx512m (or greater depending upon the </text:p>
      <text:p text:style-name="P1">RAM capacity of your machine) infront of the -jar section of the run code. If this does not solve </text:p>
      <text:p text:style-name="P1">the problem it is best to export the project and load it using the GUI Fromp in order to export </text:p>
      <text:p text:style-name="P1">the wanted pictures. </text:p>
      <text:p text:style-name="P33">Usage: java -jar FROMP.jar ’input filepath’ ’output filepath’ p </text:p>
      <text:p text:style-name="P6">Usage: java -jar FROMP.jar p </text:p>
      <text:p text:style-name="P1"/>
      <text:p text:style-name="P1">• ’s’ for the pathway-score-matrix </text:p>
      <text:p text:style-name="P1">Usage: java -jar FROMP.jar ’input filepath’ ’output filepath’ s </text:p>
      <text:p text:style-name="P18">Example: <text:span text:style-name="T5">java -jar FROMP.jar /</text:span>home/zs/test.txt /home/zs/ s</text:p>
      <text:p text:style-name="P18"/>
      <text:p text:style-name="P7">Usage: java -jar FROMP.jar ’input filepath’ ’<text:span text:style-name="T1">def</text:span>’ s </text:p>
      <text:p text:style-name="P18">Example: <text:span text:style-name="T5">java -jar FROMP.jar /</text:span>home/zs/test.txt def s<text:tab/></text:p>
      <text:p text:style-name="P18"><text:span text:style-name="T23">(</text:span>*<text:span text:style-name="T23">def = default </text:span><text:span text:style-name="T25">path = ./FROMP/def/</text:span><text:span text:style-name="T24">‘option's name’/</text:span></text:p>
      <text:p text:style-name="P32">for option 's', def = ./FROMP/def/s/ )</text:p>
      <text:p text:style-name="P38"/>
      <text:p text:style-name="P1">• ’m’ for the pathway-activity-matrix </text:p>
      <text:p text:style-name="P1">Usage: java -jar FROMP.jar ’input filepath’ ’output filepath’ m </text:p>
      <text:p text:style-name="P18">Example: <text:span text:style-name="T5">java -jar FROMP.jar /</text:span>home/zs/test.txt /home/zs/ <text:span text:style-name="T8">m</text:span></text:p>
      <text:p text:style-name="P18"/>
      <text:p text:style-name="P7">Usage: java -jar FROMP.jar ’input filepath’ ’<text:span text:style-name="T1">def</text:span>’ m </text:p>
      <text:p text:style-name="P19">Example: <text:span text:style-name="T5">java -jar FROMP.jar /</text:span>home/zs/test.txt <text:span text:style-name="T8">def</text:span> <text:span text:style-name="T8">m</text:span></text:p>
      <text:p text:style-name="P1"/>
      <text:p text:style-name="P1">• ’e’ for the EC-activity-matrix </text:p>
      <text:p text:style-name="P1">Usage: java -jar FROMP.jar ’input filepath’ ’output filepath’ e </text:p>
      <text:p text:style-name="P19">Example: <text:span text:style-name="T5">java -jar FROMP.jar /</text:span>home/zs/test.txt /home/zs/ <text:span text:style-name="T8">e</text:span></text:p>
      <text:p text:style-name="P19"/>
      <text:p text:style-name="P7">Usage: java -jar FROMP.jar ’input filepath’ ’<text:span text:style-name="T1">def</text:span>’ e </text:p>
      <text:p text:style-name="P19">Example: <text:span text:style-name="T5">java -jar FROMP.jar /</text:span>home/zs/test.txt <text:span text:style-name="T8">def e</text:span></text:p>
      <text:p text:style-name="P19"><text:soft-page-break/></text:p>
      <text:p text:style-name="P8">• ’<text:span text:style-name="T9">g</text:span>’ for the <text:span text:style-name="T9">GO</text:span>-activity-matrix </text:p>
      <text:p text:style-name="P8">Usage: java -jar FROMP.jar ’input filepath’ ’output filepath’ <text:span text:style-name="T9">g</text:span> </text:p>
      <text:p text:style-name="P20">Example: <text:span text:style-name="T5">java -jar FROMP.jar /</text:span>home/zs/test.txt /home/zs/ <text:span text:style-name="T9">g</text:span></text:p>
      <text:p text:style-name="P20"/>
      <text:p text:style-name="P8">Usage: java -jar FROMP.jar ’input filepath’ ’<text:span text:style-name="T1">def</text:span>’ <text:span text:style-name="T9">g</text:span></text:p>
      <text:p text:style-name="P20">Example: <text:span text:style-name="T5">java -jar FROMP.jar /</text:span>home/zs/test.txt <text:span text:style-name="T8">def g</text:span></text:p>
      <text:p text:style-name="P7"/>
      <text:p text:style-name="P1">• ’f’ to export the project as a .frp file </text:p>
      <text:p text:style-name="P1">Usage: java -jar FROMP.jar ’input filepath’ ’output filepath’ f </text:p>
      <text:p text:style-name="P19">Example: <text:span text:style-name="T5">java -jar FROMP.jar /</text:span>home/zs/test.txt /home/zs/ <text:span text:style-name="T8">f</text:span></text:p>
      <text:p text:style-name="P7">Usage: java -jar FROMP.jar ’input filepath’ ’<text:span text:style-name="T1">def</text:span>’ f </text:p>
      <text:p text:style-name="P19">Example: <text:span text:style-name="T5">java -jar FROMP.jar /</text:span>home/zs/test.txt <text:span text:style-name="T8">def f</text:span></text:p>
      <text:p text:style-name="P19"/>
      <text:p text:style-name="P7"/>
      <text:p text:style-name="P1">• ’a’ for all of the above simultaneously <text:span text:style-name="T17">(p,s,m,e,f,g)</text:span></text:p>
      <text:p text:style-name="P1">Usage: java -jar FROMP.jar ’input filepath’ ’output filepath’ a </text:p>
      <text:p text:style-name="P20">Example: <text:span text:style-name="T5">java -jar FROMP.jar /</text:span>home/zs/test.txt /home/zs/ <text:span text:style-name="T9">a</text:span></text:p>
      <text:p text:style-name="P20"/>
      <text:p text:style-name="P7">Usage: java -jar FROMP.jar ’input filepath’ ’<text:span text:style-name="T1">def</text:span>’ a </text:p>
      <text:p text:style-name="P20">Example: <text:span text:style-name="T5">java -jar FROMP.jar /</text:span>home/zs/test.txt <text:span text:style-name="T9">def a</text:span></text:p>
      <text:p text:style-name="P20"/>
      <text:p text:style-name="P7"/>
      <text:p text:style-name="P2">• ’am’ for the pathway-score-matrix, pathway-activity-matrix, EC-activity-matrix <text:s/>and <text:span text:style-name="T16">GO</text:span>-activity-matrix <text:span text:style-name="T17">(s,m,e,g)</text:span></text:p>
      <text:p text:style-name="P1">Usage: java -jar FROMP.jar ’input filepath’ ’output filepath’ am </text:p>
      <text:p text:style-name="P20">Example: <text:span text:style-name="T5">java -jar FROMP.jar /</text:span>home/zs/test.txt /home/zs/ <text:span text:style-name="T9">am</text:span></text:p>
      <text:p text:style-name="P20"/>
      <text:p text:style-name="P7">Usage: java -jar FROMP.jar ’input filepath’ ’<text:span text:style-name="T1">def</text:span>’ am </text:p>
      <text:p text:style-name="P20">Example: <text:span text:style-name="T5">java -jar FROMP.jar /</text:span>home/zs/test.txt <text:span text:style-name="T9">def</text:span> <text:span text:style-name="T9">am</text:span></text:p>
      <text:p text:style-name="P7"/>
      <text:p text:style-name="P1">• ’op’ for the png images of all KEGG pathways for the overall sample (i.e all samples together, </text:p>
      <text:p text:style-name="P1">concatenated into one. These are the multiple comparison pictures) </text:p>
      <text:p text:style-name="P1">Usage: java -jar FROMP.jar ’input filepath’ ’output filepath’ op </text:p>
      <text:p text:style-name="P21">Example: <text:span text:style-name="T5">java -jar FROMP.jar /</text:span>home/zs/test.txt /home/zs/ <text:span text:style-name="T10">op</text:span></text:p>
      <text:p text:style-name="P21"/>
      <text:p text:style-name="P7">Usage: java -jar FROMP.jar ’input filepath’ ’<text:span text:style-name="T1">def</text:span>’ op </text:p>
      <text:p text:style-name="P21">Example: <text:span text:style-name="T5">java -jar FROMP.jar /</text:span>home/zs/test.txt <text:span text:style-name="T10">def</text:span> <text:span text:style-name="T10">op</text:span></text:p>
      <text:p text:style-name="P7"/>
      <text:p text:style-name="P1">• ’up’ to only print out user designed Pathways (only works with a project-file or a .lst-file) </text:p>
      <text:p text:style-name="P1">Usage: java -jar FROMP.jar ’input filepath’ ’output filepath’ up </text:p>
      <text:p text:style-name="P21">Example: <text:span text:style-name="T5">java -jar FROMP.jar /</text:span>home/zs/test.txt /home/zs/ <text:span text:style-name="T10">up</text:span></text:p>
      <text:p text:style-name="P21"/>
      <text:p text:style-name="P7"><text:soft-page-break/>Usage: java -jar FROMP.jar ’input filepath’ ’<text:span text:style-name="T1">def</text:span>’ up </text:p>
      <text:p text:style-name="P21">Example: <text:span text:style-name="T5">java -jar FROMP.jar /</text:span>home/zs/test.txt <text:span text:style-name="T10">def up</text:span></text:p>
      <text:p text:style-name="P1"/>
      <text:p text:style-name="P1">• ’ec’ to export sequence IDs for a set of ECs. For this option, rather than including an output file </text:p>
      <text:p text:style-name="P1">path, you include the path to a file which contains a list of EC numbers. </text:p>
      <text:p text:style-name="P33">Usage: java -jar FROMP.jar ’input filepath’ ’ec list filepath’ ec </text:p>
      <text:p text:style-name="P34">Usage: java -jar FROMP.jar ’input filepath’ ’output filepath’ ec ’ec number’ </text:p>
      <text:p text:style-name="P6">Usage: java -jar FROMP.jar ’input filepath’ ’output filepath’ ec ’ec list filepath’ <text:s/>’ec number’ </text:p>
      <text:p text:style-name="P21">Example: <text:span text:style-name="T5">java -jar FROMP.jar /</text:span>home/zs/test.txt /home/zs/ <text:span text:style-name="T10">ec 1.1.1.1 /home/zs/ec-list.txt 2.2.2.2</text:span></text:p>
      <text:p text:style-name="P21"/>
      <text:p text:style-name="P7">Usage: java -jar FROMP.jar ’input filepath’ ’<text:span text:style-name="T1">def</text:span>’ ec ’ec list filepath’ <text:s/>’ec number’ </text:p>
      <text:p text:style-name="P22">Example: <text:span text:style-name="T5">java -jar FROMP.jar /</text:span>home/zs/test.txt <text:span text:style-name="T11">def</text:span> <text:span text:style-name="T10">ec /home/zs/ec-list.txt 1.1.1.1 2.2.2.2</text:span></text:p>
      <text:p text:style-name="P22"/>
      <text:p text:style-name="P22"/>
      <text:p text:style-name="P22"/>
      <text:p text:style-name="P22"/>
      <text:p text:style-name="P22"/>
      <text:p text:style-name="P9">• ’<text:span text:style-name="T18">go</text:span>’ to export sequence IDs for a set of <text:span text:style-name="T18">GO</text:span>s. For this option, rather than including an output file </text:p>
      <text:p text:style-name="P9">path, you include the path to a file which contains a list of <text:span text:style-name="T18">GO</text:span> numbers. </text:p>
      <text:p text:style-name="P9">Usage: java -jar FROMP.jar ’input filepath’ ’output filepath’ <text:span text:style-name="T18">go</text:span> ’<text:span text:style-name="T18">go</text:span> list filepath’ <text:s/>’<text:span text:style-name="T18">go</text:span> number’ </text:p>
      <text:p text:style-name="P23">Example: <text:span text:style-name="T5">java -jar FROMP.jar /</text:span>home/zs/test.txt /home/zs/ <text:span text:style-name="T18">go 0000370 /home/zs/go-list.txt 0000287</text:span></text:p>
      <text:p text:style-name="P23"/>
      <text:p text:style-name="P9">Usage: java -jar FROMP.jar ’input filepath’ ’<text:span text:style-name="T1">def</text:span>’ <text:span text:style-name="T18">go</text:span> ’<text:span text:style-name="T18">go</text:span> list filepath’ <text:s/>’<text:span text:style-name="T18">go</text:span> number’ </text:p>
      <text:p text:style-name="P23">Example: <text:span text:style-name="T5">java -jar FROMP.jar /</text:span>home/zs/test.txt <text:span text:style-name="T11">def</text:span> <text:span text:style-name="T18">go /home/zs/go-list.txt 0000287 0000370</text:span></text:p>
      <text:p text:style-name="P7"/>
      <text:p text:style-name="P1">• ’seq’ to export sequences for a set of ECs into a file per sample. For this option you can either </text:p>
      <text:p text:style-name="P1">include the path to a file which contains a list of EC numbers in place of the output path, or </text:p>
      <text:p text:style-name="P1">simply include the input path ’seq’ and the ECs you are interested in. </text:p>
      <text:p text:style-name="P1">Note: The input file must be a project file <text:span text:style-name="T3">or list file</text:span> that already has a the sequence files add or else this command will not work. </text:p>
      <text:p text:style-name="P33">Usage: java -jar FROMP.jar ’input filepath’ ’ec list filepath’ seq </text:p>
      <text:p text:style-name="P33">Usage: java -jar FROMP.jar ’input filepath’ ’output filepath’ seq ’ec number’ </text:p>
      <text:p text:style-name="P6">Usage: java -jar FROMP.jar ’input filepath’ ’output filepath’ seq ’ec list filepath’ <text:s/>’ec number’ </text:p>
      <text:p text:style-name="P24">Example: <text:span text:style-name="T5">java -jar FROMP.jar /</text:span>home/zs/test.txt /home/zs/ <text:span text:style-name="T12">seq 1.1.1.1 /home/zs/ec-list.txt 2.2.2.2</text:span></text:p>
      <text:p text:style-name="P24"><text:soft-page-break/></text:p>
      <text:p text:style-name="P7">Usage: java -jar FROMP.jar ’input filepath’ ’<text:span text:style-name="T1">def</text:span>’ seq ’ec list filepath’ <text:s/>’ec number’ </text:p>
      <text:p text:style-name="P24">Example: <text:span text:style-name="T5">java -jar FROMP.jar /</text:span>home/zs/test.txt <text:span text:style-name="T11">def</text:span> <text:span text:style-name="T12">seq /home/zs/ec-list.txt 1.1.1.1 2.2.2.2</text:span></text:p>
      <text:p text:style-name="P24"/>
      <text:p text:style-name="P10">• ’seq<text:span text:style-name="T19">go</text:span>’ to export sequences for a set of <text:span text:style-name="T19">GO</text:span>s into a file per sample. For this option you can either </text:p>
      <text:p text:style-name="P10">include the path to a file which contains a list of <text:span text:style-name="T19">GO</text:span> numbers in place of the output path, or </text:p>
      <text:p text:style-name="P10">simply include the input path ’seq’ and the <text:span text:style-name="T19">GO</text:span>s you are interested in. </text:p>
      <text:p text:style-name="P10">Note: The input file must be a project file <text:span text:style-name="T19">or list file</text:span> that already has a the sequence files add or else this command will not work. </text:p>
      <text:p text:style-name="P10"/>
      <text:p text:style-name="P10">Usage: java -jar FROMP.jar ’input filepath’ ’output filepath’ seq<text:span text:style-name="T19">go</text:span> ’<text:span text:style-name="T19">go</text:span> list filepath’ <text:s/>’<text:span text:style-name="T19">go</text:span> number’ </text:p>
      <text:p text:style-name="P25">Example: <text:span text:style-name="T5">java -jar FROMP.jar /</text:span>home/zs/test.txt /home/zs/ <text:span text:style-name="T12">seq 0000370 /home/zs/go-list.txt</text:span></text:p>
      <text:p text:style-name="P25"/>
      <text:p text:style-name="P10">Usage: java -jar FROMP.jar ’input filepath’ ’<text:span text:style-name="T1">def</text:span>’ seq<text:span text:style-name="T19">go</text:span> ’<text:span text:style-name="T19">go</text:span> list filepath’ <text:s/>’<text:span text:style-name="T19">go</text:span> number’ </text:p>
      <text:p text:style-name="P25">Example: <text:span text:style-name="T5">java -jar FROMP.jar /</text:span>home/zs/test.txt <text:span text:style-name="T11">def</text:span> <text:span text:style-name="T12">seqgo /home/zs/go-list.txt 0000370</text:span></text:p>
      <text:p text:style-name="P3"/>
      <text:p text:style-name="P1">• ’seqall’ to export sequences for a sdet of ECs into a file per EC number. For this option you can </text:p>
      <text:p text:style-name="P1">either include the path to a file which contains a list of EC numbers in place of the output path, </text:p>
      <text:p text:style-name="P1">or simply include the input path ’seqall’ and the ECs you are interested in. </text:p>
      <text:p text:style-name="P1">Note: The input file must be a project file that already has a the sequence files add or else this </text:p>
      <text:p text:style-name="P1">command will not work. </text:p>
      <text:p text:style-name="P33">Usage: java -jar FROMP.jar ’input filepath’ ’ec list filepath’ seqall </text:p>
      <text:p text:style-name="P33">Usage: java -jar FROMP.jar ’input filepath’ ’output filepath’ seqall ’ec number’ </text:p>
      <text:p text:style-name="P7">Usage: java -jar FROMP.jar ’input filepath’ ’output filepath’ seq<text:span text:style-name="T1">all</text:span> ’ec list filepath’ <text:s/>’ec number’ </text:p>
      <text:p text:style-name="P24">Example: <text:span text:style-name="T5">java -jar FROMP.jar /</text:span>home/zs/test.txt /home/zs/ <text:span text:style-name="T12">seqall 1.1.1.1 /home/zs/ec-list.txt 2.2.2.2</text:span></text:p>
      <text:p text:style-name="P24"/>
      <text:p text:style-name="P7">Usage: java -jar FROMP.jar ’input filepath’ ’<text:span text:style-name="T1">def</text:span>’ seq<text:span text:style-name="T1">all</text:span> ’ec list filepath’ <text:s/>’ec number’ </text:p>
      <text:p text:style-name="P24">Example: <text:span text:style-name="T5">java -jar FROMP.jar /</text:span>home/zs/test.txt <text:span text:style-name="T11">def seqall /home/zs/ec-list.txt 1.1.1.1 2.2.2.2</text:span></text:p>
      <text:p text:style-name="P24"/>
      <text:p text:style-name="P10">• ’seqall<text:span text:style-name="T20">go</text:span>’ to export sequences for a sdet of <text:span text:style-name="T19">GOs</text:span> into a file per <text:span text:style-name="T19">GO</text:span> number. For this option you can </text:p>
      <text:p text:style-name="P10">either include the path to a file which contains a list of <text:span text:style-name="T19">GO</text:span> numbers in place of the output path, </text:p>
      <text:p text:style-name="P10">or simply include the input path ’seqall<text:span text:style-name="T19">go</text:span>’ and the <text:span text:style-name="T19">GO</text:span>s you are interested in. </text:p>
      <text:p text:style-name="P10"><text:soft-page-break/>Note: The input file must be a project file <text:span text:style-name="T19">or list file </text:span>that already has a the sequence files add or else this command will not work. </text:p>
      <text:p text:style-name="P35"/>
      <text:p text:style-name="P10">Usage: java -jar FROMP.jar ’input filepath’ ’output filepath’ seq<text:span text:style-name="T1">allgo</text:span> ’<text:span text:style-name="T19">go</text:span> list filepath’ <text:s/>’<text:span text:style-name="T19">go</text:span> number’ </text:p>
      <text:p text:style-name="P25">Example: <text:span text:style-name="T5">java -jar FROMP.jar /</text:span>home/zs/test.txt /home/zs/ <text:span text:style-name="T12">seqallgo 0000370 /home/zs/go-list.txt </text:span></text:p>
      <text:p text:style-name="P25"/>
      <text:p text:style-name="P10">Usage: java -jar FROMP.jar ’input filepath’ ’<text:span text:style-name="T1">def</text:span>’ seq<text:span text:style-name="T1">allgo</text:span> ’<text:span text:style-name="T19">go</text:span> list filepath’ <text:s/>’<text:span text:style-name="T19">go</text:span> number’ </text:p>
      <text:p text:style-name="P25">Example: <text:span text:style-name="T5">java -jar FROMP.jar /</text:span>home/zs/test.txt <text:span text:style-name="T11">def seqallgo /home/zs/go-list.txt 0000370</text:span></text:p>
      <text:p text:style-name="P7"/>
      <text:p text:style-name="P1">• ’eclist’ to export all ec numbers from the ec matrix </text:p>
      <text:p text:style-name="P1">Usage: java -jar FROMP.jar ’input filepath’ ’output filepath’ eclist </text:p>
      <text:p text:style-name="P24">Example: <text:span text:style-name="T5">java -jar FROMP.jar /</text:span>home/zs/test.txt /home/zs/ <text:span text:style-name="T12">eclist</text:span></text:p>
      <text:p text:style-name="P24"/>
      <text:p text:style-name="P14">Usage: java -jar FROMP.jar ’input filepath’ ’<text:span text:style-name="T1">def</text:span>’ eclist </text:p>
      <text:p text:style-name="P24">Example: <text:span text:style-name="T5">java -jar FROMP.jar /</text:span>home/zs/test.txt <text:span text:style-name="T12">def</text:span> <text:span text:style-name="T12">eclist</text:span></text:p>
      <text:p text:style-name="P24"/>
      <text:p text:style-name="P36"><text:span text:style-name="T13">Usage: java -jar FROMP.jar ’input filepath’ ’output filepath’ eclist ’number of ec’s’</text:span><text:span text:style-name="T14">(top20)</text:span></text:p>
      <text:p text:style-name="P24">Example: <text:span text:style-name="T5">java -jar FROMP.jar /</text:span>home/zs/test.txt /home/zs/ <text:span text:style-name="T12">eclist 20</text:span></text:p>
      <text:p text:style-name="P24"/>
      <text:p text:style-name="P14">Usage: java -jar FROMP.jar ’input filepath’ ’<text:span text:style-name="T1">def</text:span>’ e<text:span text:style-name="T6">clist ’number of ec’s’ <text:s/></text:span></text:p>
      <text:p text:style-name="P24">Example: <text:span text:style-name="T5">java -jar FROMP.jar /</text:span>home/zs/test.txt <text:span text:style-name="T12">def</text:span> <text:span text:style-name="T12">eclist 20</text:span></text:p>
      <text:p text:style-name="P7"/>
      <text:p text:style-name="P15">Usage: java -jar FROMP.jar ’input filepath’ ’output filepath’ eclist <text:span text:style-name="T12">s (sort by sum)</text:span></text:p>
      <text:p text:style-name="P24">Example: <text:span text:style-name="T5">java -jar FROMP.jar /</text:span>home/zs/test.txt /home/zs/ <text:span text:style-name="T12">eclist s</text:span></text:p>
      <text:p text:style-name="P29">Example: <text:span text:style-name="T5">java -jar FROMP.jar /</text:span>home/zs/test.txt <text:span text:style-name="T15">def</text:span> <text:span text:style-name="T12">eclist s</text:span></text:p>
      <text:p text:style-name="P24"/>
      <text:p text:style-name="P16">Usage: java -jar FROMP.jar ’input filepath’ ’output filepath’ eclist <text:span text:style-name="T6">’number of ec’s’ </text:span><text:span text:style-name="T12">s (sort by sum,top20)</text:span></text:p>
      <text:p text:style-name="P30">Example: <text:span text:style-name="T5">java -jar FROMP.jar /</text:span>home/zs/test.txt /home/zs/ <text:span text:style-name="T12">eclist 20s</text:span></text:p>
      <text:p text:style-name="P29">Example: <text:span text:style-name="T5">java -jar FROMP.jar /</text:span>home/zs/test.txt <text:span text:style-name="T15">def eclist 20s</text:span></text:p>
      <text:p text:style-name="P29"/>
      <text:p text:style-name="P11">• ’<text:span text:style-name="T20">go</text:span>list’ to export all <text:span text:style-name="T20">go</text:span> numbers from the <text:span text:style-name="T20">go</text:span> matrix </text:p>
      <text:p text:style-name="P11">Usage: java -jar FROMP.jar ’input filepath’ ’output filepath’ <text:span text:style-name="T20">go</text:span>list </text:p>
      <text:p text:style-name="P26">Example: <text:span text:style-name="T5">java -jar FROMP.jar /</text:span>home/zs/test.txt /home/zs/ <text:span text:style-name="T20">golist</text:span></text:p>
      <text:p text:style-name="P26"/>
      <text:p text:style-name="P11">Usage: java -jar FROMP.jar ’input filepath’ ’<text:span text:style-name="T1">def</text:span>’ <text:span text:style-name="T21">go</text:span>list </text:p>
      <text:p text:style-name="P26">Example: <text:span text:style-name="T5">java -jar FROMP.jar /</text:span>home/zs/test.txt <text:span text:style-name="T12">def</text:span> <text:span text:style-name="T21">golist</text:span></text:p>
      <text:p text:style-name="P26"/>
      <text:p text:style-name="P11">Usage: java -jar FROMP.jar ’input filepath’ ’output filepath’ <text:span text:style-name="T21">go</text:span>list ’number of <text:span text:style-name="T21">go</text:span>’s’<text:span text:style-name="T15">(top20)</text:span></text:p>
      <text:p text:style-name="P26">Example: <text:span text:style-name="T5">java -jar FROMP.jar /</text:span>home/zs/test.txt /home/zs/ <text:span text:style-name="T21">golist 20</text:span></text:p>
      <text:p text:style-name="P26"/>
      <text:p text:style-name="P11"><text:soft-page-break/>Usage: java -jar FROMP.jar ’input filepath’ ’<text:span text:style-name="T1">def</text:span>’ <text:span text:style-name="T21">go</text:span><text:span text:style-name="T6">list ’number of </text:span><text:span text:style-name="T7">go</text:span><text:span text:style-name="T6">’s’ <text:s/></text:span></text:p>
      <text:p text:style-name="P26">Example: <text:span text:style-name="T5">java -jar FROMP.jar /</text:span>home/zs/test.txt <text:span text:style-name="T12">def</text:span> <text:span text:style-name="T21">golist 20</text:span></text:p>
      <text:p text:style-name="P11"/>
      <text:p text:style-name="P11">Usage: java -jar FROMP.jar ’input filepath’ ’output filepath’ <text:span text:style-name="T21">go</text:span>list <text:span text:style-name="T12">s (sort by sum)</text:span></text:p>
      <text:p text:style-name="P26">Example: <text:span text:style-name="T5">java -jar FROMP.jar /</text:span>home/zs/test.txt /home/zs/ <text:span text:style-name="T21">golist s</text:span></text:p>
      <text:p text:style-name="P26">Example: <text:span text:style-name="T5">java -jar FROMP.jar /</text:span>home/zs/test.txt <text:span text:style-name="T15">def</text:span> <text:span text:style-name="T21">golist s</text:span></text:p>
      <text:p text:style-name="P26"/>
      <text:p text:style-name="P11">Usage: java -jar FROMP.jar ’input filepath’ ’output filepath’ <text:span text:style-name="T21">go</text:span>list <text:span text:style-name="T6">’number of </text:span><text:span text:style-name="T7">go</text:span><text:span text:style-name="T6">’s’ </text:span><text:span text:style-name="T12">s (sort by sum,top20)</text:span></text:p>
      <text:p text:style-name="P26">Example: <text:span text:style-name="T5">java -jar FROMP.jar /</text:span>home/zs/test.txt /home/zs/ <text:span text:style-name="T21">golist 20s</text:span></text:p>
      <text:p text:style-name="P26">Example: <text:span text:style-name="T5">java -jar FROMP.jar /</text:span>home/zs/test.txt <text:span text:style-name="T15">def golist 20s</text:span></text:p>
      <text:p text:style-name="P4"/>
      <text:p text:style-name="P1">• ’pvalue’ to export all ec numbers from the ec matrix that have been sorted according to lowest </text:p>
      <text:p text:style-name="P1">hypergeometric distribution pvalue </text:p>
      <text:p text:style-name="P1">Usage: java -jar FROMP.jar ’input filepath’ ’output filepath’ pvalue </text:p>
      <text:p text:style-name="P29">Example: <text:span text:style-name="T5">java -jar FROMP.jar /</text:span>home/zs/test.txt /home/zs/ <text:span text:style-name="T15">pvalue</text:span></text:p>
      <text:p text:style-name="P29"/>
      <text:p text:style-name="P17">Usage: java -jar FROMP.jar ’input filepath’ ’<text:span text:style-name="T1">def</text:span>’ pvalue </text:p>
      <text:p text:style-name="P29">Example: <text:span text:style-name="T5">java -jar FROMP.jar /</text:span>home/zs/test.txt <text:span text:style-name="T15">def</text:span> <text:span text:style-name="T15">pvalue</text:span></text:p>
      <text:p text:style-name="P33"/>
      <text:p text:style-name="P17">Usage: java -jar FROMP.jar ’input filepath’ ’output filepath’ pvalue ’number of ec’s’ </text:p>
      <text:p text:style-name="P29">Example: <text:span text:style-name="T5">java -jar FROMP.jar /</text:span>home/zs/test.txt /home/zs/ <text:span text:style-name="T15">pvalue 20</text:span></text:p>
      <text:p text:style-name="P29"/>
      <text:p text:style-name="P16">Usage: java -jar FROMP.jar ’input filepath’ ’<text:span text:style-name="T1">def</text:span>’ pvalue ’number of ec’s’ </text:p>
      <text:p text:style-name="P29">Example: <text:span text:style-name="T5">java -jar FROMP.jar /</text:span>home/zs/test.txt <text:span text:style-name="T15">def</text:span> <text:span text:style-name="T15">pvalue 20</text:span></text:p>
      <text:p text:style-name="P29"/>
      <text:p text:style-name="P12">• ’pvalue<text:span text:style-name="T21">go</text:span>’ to export all <text:span text:style-name="T21">go</text:span> numbers from the <text:span text:style-name="T21">go</text:span> matrix that have been sorted according to lowest </text:p>
      <text:p text:style-name="P12">hypergeometric distribution pvalue </text:p>
      <text:p text:style-name="P12">Usage: java -jar FROMP.jar ’input filepath’ ’output filepath’ pvalue<text:span text:style-name="T21">go</text:span> </text:p>
      <text:p text:style-name="P27">Example: <text:span text:style-name="T5">java -jar FROMP.jar /</text:span>home/zs/test.txt /home/zs/ <text:span text:style-name="T15">pvaluego</text:span></text:p>
      <text:p text:style-name="P27"/>
      <text:p text:style-name="P12">Usage: java -jar FROMP.jar ’input filepath’ ’<text:span text:style-name="T1">def</text:span>’ pvalue<text:span text:style-name="T21">go</text:span> </text:p>
      <text:p text:style-name="P27">Example: <text:span text:style-name="T5">java -jar FROMP.jar /</text:span>home/zs/test.txt <text:span text:style-name="T15">def</text:span> <text:span text:style-name="T15">pvaluego</text:span></text:p>
      <text:p text:style-name="P12"/>
      <text:p text:style-name="P12">Usage: java -jar FROMP.jar ’input filepath’ ’output filepath’ pvalue<text:span text:style-name="T21">go</text:span> ’number of ec’s’ </text:p>
      <text:p text:style-name="P27">Example: <text:span text:style-name="T5">java -jar FROMP.jar /</text:span>home/zs/test.txt /home/zs/ <text:span text:style-name="T15">pvaluego 20</text:span></text:p>
      <text:p text:style-name="P27"/>
      <text:p text:style-name="P12">Usage: java -jar FROMP.jar ’input filepath’ ’<text:span text:style-name="T1">def</text:span>’ pvalue<text:span text:style-name="T21">go</text:span> ’number of ec’s’ </text:p>
      <text:p text:style-name="P27">Example: <text:span text:style-name="T5">java -jar FROMP.jar /</text:span>home/zs/test.txt <text:span text:style-name="T15">def</text:span> <text:span text:style-name="T15">pvaluego 20</text:span></text:p>
      <text:p text:style-name="P29"/>
      <text:p text:style-name="P16"/>
      <text:p text:style-name="P1">• ’lca’ to find the lowest common ancestor for a given <text:span text:style-name="T4">ec number</text:span><text:span text:style-name="T21">,</text:span>sequence file (or list of <text:span text:style-name="T4">ec/</text:span><text:span text:style-name="T2">sequence</text:span> file paths). Once the lowest common ancestor is determined the results <text:soft-page-break/>are exported as both an excel file and a pie chart. </text:p>
      <text:p text:style-name="P1">Note: The input file must be a project file <text:span text:style-name="T4">or list file</text:span><text:span text:style-name="T21"> </text:span>that already has a the sequence files add or else this command will not work. </text:p>
      <text:p text:style-name="P33">Usage: java -jar FROMP.jar ’input filepath’ ’sequence filepath’ lca </text:p>
      <text:p text:style-name="P33">Usage: java -jar FROMP.jar ’input filepath’ ’sequence list filepath’ lca </text:p>
      <text:p text:style-name="P39">Usage: java -jar FROMP.jar ’input filepath’ ’ec list filepath’ lca </text:p>
      <text:p text:style-name="P33">Usage: java -jar FROMP.jar ’input filepath’ ’outptu filepath’ lca ’ec number’ </text:p>
      <text:p text:style-name="P16">Usage: java -jar FROMP.jar ’input filepath’ ’outp<text:span text:style-name="T15">ut</text:span> filepath’ lca ’ec list filepath’ ’ec number’ ’<text:span text:style-name="T15">sequence</text:span> list filepath’ </text:p>
      <text:p text:style-name="P29">Example: <text:span text:style-name="T5">java -jar FROMP.jar /</text:span>home/zs/test.txt /home/zs/ <text:span text:style-name="T15">lca 1.1.1.1 /home/zs/eclist.txt /home/zs/seqlist.txt</text:span></text:p>
      <text:p text:style-name="P16"/>
      <text:p text:style-name="P16">Usage: java -jar FROMP.jar ’input filepath’ <text:span text:style-name="T15">def</text:span> lca ’ec list filepath’ ’ec number’ ’<text:span text:style-name="T15">sequence</text:span> list filepath’ </text:p>
      <text:p text:style-name="P31">Example: <text:span text:style-name="T5">java -jar FROMP.jar /</text:span>home/zs/test.txt <text:span text:style-name="T16">def</text:span> <text:span text:style-name="T15">lca /home/zs/eclist.txt 1.1.1.1 /home/zs/seqlist.txt</text:span></text:p>
      <text:p text:style-name="P12">• ’lca<text:span text:style-name="T21">go</text:span>’ to find the lowest common ancestor for a given <text:s/><text:span text:style-name="T21">GO number,</text:span>sequence file (or list of <text:span text:style-name="T21">go/</text:span>sequence file paths). Once the lowest common ancestor is determined the results are exported as both an excel file and a pie chart. </text:p>
      <text:p text:style-name="P12">Note: The input file must be a project file <text:span text:style-name="T21">or list file</text:span> that already has a the sequence files add or else this command will not work. </text:p>
      <text:p text:style-name="P12"/>
      <text:p text:style-name="P12">Usage: java -jar FROMP.jar ’input filepath’ ’outp<text:span text:style-name="T15">ut</text:span> filepath’ lca<text:span text:style-name="T22">go</text:span> ’<text:span text:style-name="T22">go</text:span> list filepath’ ’<text:span text:style-name="T22">go</text:span> number’ ’<text:span text:style-name="T15">sequence</text:span> list filepath’ </text:p>
      <text:p text:style-name="P27">Example: <text:span text:style-name="T5">java -jar FROMP.jar /</text:span>home/zs/test.txt /home/zs/ <text:span text:style-name="T15">lca 0000370 /home/zs/golist.txt </text:span></text:p>
      <text:p text:style-name="P12"/>
      <text:p text:style-name="P12">Usage: java -jar FROMP.jar ’input filepath’ <text:span text:style-name="T15">def</text:span> lca ’<text:span text:style-name="T22">go</text:span> list filepath’ ’<text:span text:style-name="T22">go</text:span> number’ ’<text:span text:style-name="T15">sequence</text:span> list filepath’ </text:p>
      <text:p text:style-name="P27">Example: <text:span text:style-name="T5">java -jar FROMP.jar /</text:span>home/zs/test.txt <text:span text:style-name="T16">def</text:span> <text:span text:style-name="T15">lca /home/zs/golist.txt 0000370 /home/zs/seqlist.txt</text:span></text:p>
      <text:p text:style-name="P31"/>
      <text:p text:style-name="P13">• ’lca<text:span text:style-name="T22">mat</text:span>’ <text:s/><text:span text:style-name="T22">to export EC-taxa matrix</text:span></text:p>
      <text:p text:style-name="P13">Note: The input file must be a project file <text:span text:style-name="T21">or list file</text:span> that already has a the sequence files add or else this command will not work. </text:p>
      <text:p text:style-name="P13"/>
      <text:p text:style-name="P13">Usage: java -jar FROMP.jar ’input filepath’ ’outp<text:span text:style-name="T15">ut</text:span> filepath’ lca<text:span text:style-name="T22">mat</text:span> ’<text:span text:style-name="T22">ec</text:span> list filepath’ ’<text:span text:style-name="T22">ec</text:span> number’ ’<text:span text:style-name="T15">sequence</text:span> list filepath’ </text:p>
      <text:p text:style-name="P28">Example: <text:span text:style-name="T5">java -jar FROMP.jar /</text:span>home/zs/test.txt /home/zs/ <text:span text:style-name="T15">lcamat 1.1.1.1 /home/zs/eclist.txt </text:span></text:p>
      <text:p text:style-name="P13"/>
      <text:p text:style-name="P13">Usage: java -jar FROMP.jar ’input filepath’ <text:span text:style-name="T15">def</text:span> lca<text:span text:style-name="T22">mat</text:span> ’<text:span text:style-name="T22">ec</text:span> list filepath’ ’<text:span text:style-name="T22">ec</text:span> number’ ’<text:span text:style-name="T15">sequence</text:span> list filepath’ </text:p>
      <text:p text:style-name="P28">Example: <text:span text:style-name="T5">java -jar FROMP.jar /</text:span>home/zs/test.txt <text:span text:style-name="T16">def</text:span> <text:span text:style-name="T15">lcamat /home/zs/eclist.txt <text:s/>/home/zs/seqlist.txt 1.1.1.1</text:span></text:p>
      <text:p text:style-name="P31"><text:soft-page-break/></text:p>
      <text:p text:style-name="P13">• ’lca<text:span text:style-name="T22">matgo</text:span>’ <text:span text:style-name="T22">to export GO-taxa matrix</text:span></text:p>
      <text:p text:style-name="P13">Note: The input file must be a project file <text:span text:style-name="T21">or list file</text:span> that already has a the sequence files add or else this command will not work. </text:p>
      <text:p text:style-name="P13"/>
      <text:p text:style-name="P13">Usage: java -jar FROMP.jar ’input filepath’ ’outp<text:span text:style-name="T15">ut</text:span> filepath’ lca<text:span text:style-name="T22">go</text:span> ’<text:span text:style-name="T22">go</text:span> list filepath’ ’<text:span text:style-name="T22">go</text:span> number’ ’<text:span text:style-name="T15">sequence</text:span> list filepath’ </text:p>
      <text:p text:style-name="P28">Example: <text:span text:style-name="T5">java -jar FROMP.jar /</text:span>home/zs/test.txt /home/zs/ <text:span text:style-name="T15">lcamatgo 0000370 /home/zs/golist.txt </text:span></text:p>
      <text:p text:style-name="P13"/>
      <text:p text:style-name="P13">Usage: java -jar FROMP.jar ’input filepath’ <text:span text:style-name="T15">def</text:span> lca ’<text:span text:style-name="T22">go</text:span> list filepath’ ’<text:span text:style-name="T22">go</text:span> number’ ’<text:span text:style-name="T15">sequence</text:span> list filepath’ </text:p>
      <text:p text:style-name="P28">Example: <text:span text:style-name="T5">java -jar FROMP.jar /</text:span>home/zs/test.txt <text:span text:style-name="T16">def</text:span> <text:span text:style-name="T15">lca /home/zs/eclist.txt 0000370 /home/zs/seqlist.txt</text:span></text:p>
      <text:p text:style-name="P1"/>
      <text:p text:style-name="P42">*<text:span text:style-name="T26">Load project file (.frp) faster than sample file 20 more times.</text:span></text:p>
      <text:p text:style-name="P43">The best way to use cmd is : transfer sample file → project file(option:f). Then use project file as a input file path for using other options.</text:p>
      <text:p text:style-name="P41"/>
      <text:p text:style-name="P41"/>
      <text:p text:style-name="P33">Sequence IDs: In cmdFROMP you are able to export sequence IDs of a particular set of ECs </text:p>
      <text:p text:style-name="P33">without including a file containing said list. To do so, simply add the EC numbers (ie. 1.1.1.1) you are </text:p>
      <text:p text:style-name="P33">looking for, either at the end of your command, or accompanied by an input file path if you have no </text:p>
      <text:p text:style-name="P33">need to preform a command along with it and text files contain the sequence IDs for the ECs in each of </text:p>
      <text:p text:style-name="P33">the samples will be generated. If a particular sample doesn’t contain the EC in question, no files will </text:p>
      <text:p text:style-name="P33">be generated </text:p>
      <text:p text:style-name="P33"/>
      <text:p text:style-name="P33">Examples: </text:p>
      <text:p text:style-name="P33">• Calculate </text:p>
      <text:p text:style-name="P33">the Pathway completeness score matrix for all samples and store it in a file called out </text:p>
      <text:p text:style-name="P33">java -jar FROMP.jar c:\Users\nukota\test.lst c:\Users\nukota\out s </text:p>
      <text:p text:style-name="P33">• Print the help - description of all available options </text:p>
      <text:p text:style-name="P33">java -jar FROMP.jar h </text:p>
      <text:p text:style-name="P33">• Print out pngs of meta-omic sequences recuited onto just the custom designed Pathways (only </text:p>
      <text:p text:style-name="P33">works with a project-file or a .lst-file) </text:p>
      <text:p text:style-name="P33">java -jar FROMP.jar c:\Users\nukota\test.lst c:\Users\nukota\out up </text:p>
      <text:p text:style-name="P33">• Build the EC activity matrix and export all sequence IDs for the EC 1.1.1.1 in all samples to the </text:p>
      <text:p text:style-name="P33">folder RepSeqIDs in the FROMP directory </text:p>
      <text:p text:style-name="P33"><text:soft-page-break/>java -jar FROMP.jar c:\Users\nukota\test.lst c:\Users\nukota\out ec 1.1.1.1 </text:p>
      <text:p text:style-name="P33">39CHAPTER 4. USING FROMP </text:p>
      <text:p text:style-name="P33">40 </text:p>
      <text:p text:style-name="P33">• Export all sequence IDs for the ECs listed in the file eclist.txt </text:p>
      <text:p text:style-name="P33">java -jar FROMP.jar c:\Users\nukota\test.lst eclist.txt ec </text:p>
      <text:p text:style-name="P33">• Export all sequence IDs for the ECs 1.1.1.1 and 4.1.1.39 </text:p>
      <text:p text:style-name="P33">java -jar FROMP.jar c:\Users\nukota\test.lst 1.1.1.1 4.1.1.39 </text:p>
      <text:p text:style-name="P33">• Export all sequences for the EC 2.7.7.6 into their own sample files </text:p>
      <text:p text:style-name="P33">java -jar FROMP.jar c:\Users\nukota\test-sulfidic.frp seq 1.1.1.1 4.1.1.39 </text:p>
      <text:p text:style-name="P33">• Export all sequences for the EC’s within the EC list file into one EC sequence file </text:p>
      <text:p text:style-name="P33">java -jar FROMP.jar /home/guest/Jennifer/JenTest.frp </text:p>
      <text:p text:style-name="P33">/home/guest/Jennifer/FrompSourceNew/SequenceList.txt seqall </text:p>
      <text:p text:style-name="P33">• Export a list of EC numbers from the EC matrix </text:p>
      <text:p text:style-name="P33">java -jar FROMP.jar /home/guest/Jennifer/JenTest.frp /home/guest/Jennifer/out eclist </text:p>
      <text:p text:style-name="P33">• Export a list of 5 EC numbers from the EC matrix that have been sorted by P-Value </text:p>
      <text:p text:style-name="P33">java -jar FROMP.jar /home/guest/Jennifer/JenTest.frp /home/guest/Jennifer/out pvalue 5 </text:p>
      <text:p text:style-name="P33">• Find the Lowest Common Ancestor of a given list of Sequences </text:p>
      <text:p text:style-name="P33">java - jar FROMP.jar /home/guest/Jennifer/JenTest.frp </text:p>
      <text:p text:style-name="P33">/home/guest/Jennifer/FrompSourceNew/SequenceList.txt lca </text:p>
      <text:p text:style-name="P37">• Find the Lowest Common Ancestor of a given Sequence file </text:p>
      <text:p text:style-name="P33">java -jar FROMP.jar /home/guest/Jennifer/JenTest.frp </text:p>
      <text:p text:style-name="P33">/home/guest/Jennifer/FrompSourceNew/Sequences/1.1.1.1-Sequences.txt lca </text:p>
      <text:p text:style-name="P33">• Find the Lowest Common Ancestor of an EC number batch file </text:p>
      <text:p text:style-name="P33">java -jar FROMP.jar /home/guest/Jennifer/JenTest.frp </text:p>
      <text:p text:style-name="P33">/home/guest/Jennifer/out/NA-SA_test-eclist.txt lca </text:p>
      <text:p text:style-name="P33">• Find the Lowest Common Ancestor of the EC numbers 1.1.1.1 and 2.2.2.7 </text:p>
      <text:p text:style-name="P33">java -jar FROMP.jar /home/guest/Jennifer/JenTest.frp </text:p>
      <text:p text:style-name="P33">/home/guest/Jennifer/out lca 1.1.1.1 2.2.2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08:33:25.532728838</meta:creation-date>
    <dc:date>2016-04-25T15:22:51.698964711</dc:date>
    <meta:editing-duration>PT1H17M19S</meta:editing-duration>
    <meta:editing-cycles>13</meta:editing-cycles>
    <meta:generator>LibreOffice/5.0.5.2$Linux_X86_64 LibreOffice_project/00m0$Build-2</meta:generator>
    <meta:document-statistic meta:table-count="0" meta:image-count="0" meta:object-count="0" meta:page-count="9" meta:paragraph-count="239" meta:word-count="2622" meta:character-count="17780" meta:non-whitespace-character-count="15213"/>
  </office:meta>
</office:document-meta>
</file>